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3" style:family="paragraph" style:parent-style-name="Standard">
      <style:paragraph-properties fo:margin-left="0cm" fo:margin-right="0cm" fo:text-align="center" style:justify-single-word="false" fo:text-indent="1.199cm" style:auto-text-indent="false"/>
      <style:text-properties fo:font-size="14pt" fo:language="ru" fo:country="RU" style:font-size-asian="14pt" style:font-size-complex="14pt"/>
    </style:style>
    <style:style style:name="P4" style:family="paragraph" style:parent-style-name="Standard">
      <style:paragraph-properties fo:margin-left="0cm" fo:margin-right="0cm" fo:text-align="center" style:justify-single-word="false" fo:text-indent="1.199cm" style:auto-text-indent="false"/>
      <style:text-properties fo:font-size="14pt" fo:language="ru" fo:country="RU" fo:font-weight="bold" style:font-size-asian="14pt" style:font-weight-asian="bold" style:font-size-complex="14pt" style:font-weight-complex="bold"/>
    </style:style>
    <style:style style:name="P5" style:family="paragraph" style:parent-style-name="Standard">
      <style:paragraph-properties fo:margin-left="0cm" fo:margin-right="0cm" fo:text-align="justify" style:justify-single-word="false" fo:text-indent="1.199cm" style:auto-text-indent="false"/>
      <style:text-properties fo:font-size="14pt" fo:language="ru" fo:country="RU" style:text-underline-style="none" style:font-size-asian="14pt" style:font-size-complex="14pt"/>
    </style:style>
    <style:style style:name="P6"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ЛИТА</text:p>
      <text:p text:style-name="P2"/>
      <text:p text:style-name="P3">1</text:p>
      <text:p text:style-name="P2"/>
      <text:p text:style-name="P2">Тем утром по радио передавали статистику по респираторным заболеваниям. По заверениям ведущего процент умерших от респираторных заболеваний в этом году сократился на одну целую и три десятых процента, тогда как, к примеру, количество погибших в результате несчастных случаев в надземке, напротив, увеличилось почти на три процента. Более того, настаивал ведущий, общее количество погибших в результате несчастных случаев значительно превышает количество умерших из-за респираторных заболеваний. </text:p>
      <text:p text:style-name="P2">Все это говорилось таким голосом, словно ведущий, часто вздыхая от радостного волнения, сообщал долгожданную новость. Ана думала, что ни разу не была свидетельницей несчастного случая в надземке, но последнее время все чаще замечает людей в дыхательных масках. Ее собственная маска лежала в верхнем и единственном ящике стола, старательно спрятанная, чтобы дети, как настоятельно советовал ей Сад, никогда не видели ни сам респиратор, ни Ану в респираторе, так как это могло их напугать.</text:p>
      <text:p text:style-name="P2">У Аны был небольшой кабинет, с широким окном почти во всю стену, к которому она сидела спиной, за маленьким шатающимся столиком, похожим на детскую парту. Сад, показывая ей много лет назад эту комнату, говорил, что ей досталось самое большое в здании окно, хотя окна во всех кабинетах были одинаковы. Окно Аны выходило на южный квартал, где, прямо напротив, стоял высокий монолит, какая-то нежилая правительственная гармия, похожая на цельную каменную глыбу, верхние этажи которой под вечер плавно переходили в тень, сливаясь с темно-серым точно пасмурным небом, и даже днем в окно никогда не пекло солнце, на что постоянно жаловалась Ила, подруга Аны, работавшая в другом крыле здания.</text:p>
      <text:p text:style-name="P2">Зато в кабинете часто бывало душно. И шумно. Рядом с Аной была детская - продолговатая комната с решетками на окнах и цветными фигурками из гибкого картона на стенах, которые выглядели так, словно их сделали дети, хотя Ана никогда не видела, чтобы они вырезали что-нибудь из бумаги. Перегородка между ее кабинетом, совсем тонкая, как будто тоже склеенная из картона, пропускала любые звуки, даже шепот, и Ана постоянно слышала плач, даже рев, звон каких-то невидимых разбитых предметов, топот ног, недовольные крики. </text:p>
      <text:p text:style-name="P2">За все годы работы в видая-лае она никак не могла привыкнуть к голосам детей. В конце концов Ана даже уговорила Сада поставить ей в <text:soft-page-break/>комнату радио, увесистый приемник с черным блестящим корпусом и длинным таблом, размеченным кодовыми обозначениями частот с перегоревшей подсветкой. Приемник всегда стоял у нее на столе и опасно покачивалась, если Ана, забывшись, упиралась в свой шаткий стол руками. </text:p>
      <text:p text:style-name="P2">Дети особенно шумели по утрам - ближе к вечеру в здании включали дымчатый белый свет, который действовал на них успокаивающе, но сразу после рассвета электричество заменяло солнце, вызывая у детей какое-то плаксивое нервное помешательство.</text:p>
      <text:p text:style-name="P2">В это время Ана должна была внимательно прослушать записи всех своих последних бесед с воспитанниками, однако у нее уже совсем не оставалось времени, да и Лита, ее единственная девочка, была не слишком разговорчива в день перед праздником.</text:p>
      <text:p text:style-name="P2">Ана должна была записывать все разговоры на пленку. Даже если ее посетитель совсем не хотел ни о чем говорить, лишь испуганно поглядывая на электромагнитный микрофон, похожий на оплетенную проволокой ртутную лампу, или же занимаясь чем-то своим, рисуя что-нибудь на листе бумаги, раглядывая солнечные тени в окне, Ана все равно включала запись. <text:s/>Иногда вся беседа состояла из тишины, сиплого дыхания, неотличимого от помех на пленке, да редких неуверенных вопросов Аны. Что ты рисуешь? Какой твой любимый цвет? Снился ли тебе тот же сон?</text:p>
      <text:p text:style-name="P2">Ане полагалось несколько раз прослушать запись беседы, анализируя речь ребенка, найти наиболее часто встречавшиеся слова, по которым можно было определить душевное состояние и страхи, однако она не знала, как стоит расценивать тишину и шум собственного дыхания на пленке, что делать, если ребенок отказывался говорить. Другие в такие моменты начинали говорить сами, рассказывали одну из многочисленных запланированных историй, которые должны были расположить ребенка, но чаще еще больше его пугали. Ана же просто давала детями заняться, чем они хотели, и лишь изредка интересовалась о чем-нибудь, садилась на карточки рядом со своим посетителем и заглядывала ему через плечо, а потом слушала бесцветную стенографию такого приема - шорохи в наушниках, собственные вопросы и тишину, сквозь которую угадывались <text:s/>молчаливые неохотные ответы - кивки головой, поджатые губы, осторожно показанный лист плотной бумаги, расчерканный цветными карандашами, - все то, что не мог записать электромагнитный микрофон.</text:p>
      <text:p text:style-name="P2">Детей обычно привозили в видая-лайю рано утром, когда Ана только пыталась пробиться в поезд на Самкаре, а забирали уже после сумерек; некоторые же оставались на два или три дня подряд, точно родители забывали о них в напряженной суматохе рабочей недели и, опомнившись, приезжали за своими отпрысками уже перед выходными. Однако Лита, с тех пор, как ее перевели в третью группу, проводила в видая-лайе все свое <text:soft-page-break/>время - мать временами приезжала к ней, разговаривала с Аной или даже с Садом, который обычно не слишком любил общаться с родителями, но никогда не забирала девочку домой.</text:p>
      <text:p text:style-name="P2"/>
      <text:p text:style-name="P3">2</text:p>
      <text:p text:style-name="P2"/>
      <text:p text:style-name="P2">Литу в этот раз привели к Ане позднее чем обычно. Невысокая женщина, которая обычно приглядывала за детьми после праата-рахна, как-то испуганно посмотрела на Ану и, молча кивнув головой, прикрыла за девочкой дверь. Лита стояла в дверях, слегка покачиваясь вправо и влево, точно вспоминая незатейливую медлительную мелодию.</text:p>
      <text:p text:style-name="P2">- Здравствуй.</text:p>
      <text:p text:style-name="P2">Лита повернулась.</text:p>
      <text:p text:style-name="P2">Ана встала и подвела девочку к столу. Лита послушно села и начала странно покачивать головой. Ана опустилась перед ней на колени.</text:p>
      <text:p text:style-name="P2">- Что ты делала утром? - спросила Ана. - Познакомилась с кем-нибудь?</text:p>
      <text:p text:style-name="P2">- Нет, сугуру, - тихо сказала Лита.</text:p>
      <text:p text:style-name="P2">Ана вдруг вспомнила, что забыла включить запись. Она быстро поднялась, опираясь рукой о стол - так, что высокий микрофон хлипко качнулся и чуть не повалился на пол, - и, вернувшись на свое место, щелкнула кнопкой на магнитографе. </text:p>
      <text:p text:style-name="P2">Лита вздрогнула.</text:p>
      <text:p text:style-name="P2">Ане захотелось улыбнуться, сказать девочке, чтобы та не боялась, однако она подумала, что это прозвучит очень странно на пленке - как первые, сказанные вместо приветствия слова.</text:p>
      <text:p text:style-name="P2">- Чем занималась, пока меня не было? - спросила Ана.</text:p>
      <text:p text:style-name="P2">- Нет, сугуру, - повторила Лита, покосившись на микрофон.</text:p>
      <text:p text:style-name="P2">Ана вновь подошла к девочке и присела на четвереньки. </text:p>
      <text:p text:style-name="P2">- Хорошо, тогда давай я расскажу, чем занималась я... - сказала Ана и запнулась.</text:p>
      <text:p text:style-name="P2">…</text:p>
      <text:p text:style-name="P2"/>
      <text:p text:style-name="P3">3</text:p>
      <text:p text:style-name="P2"/>
      <text:p text:style-name="P2">Для детей существовал строгий и непреклонный распорядок дня, насыщенная программа, которая не менялась уже много лет, с тех пор, как Ана устроилась на работу.</text:p>
      <text:p text:style-name="P2">День всегда начинался с самасти, нетеропливого церемонного ритуала, когда родители оставляли своих детей в видая-лае, а их встречали почти все сотрудники института, воспитатели, врачи, даже сам Сад. Тех <text:soft-page-break/>детей, которые жили в видая-лая по несколько дней подряд обычно тоже приводили вниз, в обширную залу с резными барельефами на стенах в виде колонн, чтобы они могли познакомиться с новоприбывшими.</text:p>
      <text:p text:style-name="P2">Потом начиналась праата-рахна. Всех детей собирали в большом тусклом помещении на подземном этаже и угощали холодными напитками и сладостями из кисловатых ягод, выращенных в искусственных садах. Ана всегда удивлялась, почему столовая располагалась под землей, зачем вообще им нужен был этот пыльный лишенный солнечного света этаж, и ее подруга Ила как-то сказала, в шутку или всерьез, с ней никогда это было непонятно, что это подземное помещение является по совместительству и убежищем - на тот случай, если зазвучит тревога, и с неба начнет падать огонь.</text:p>
      <text:p text:style-name="P2">После праата-рахны детей отводили наверх, на первый, второй или третий, в зависимости от того, в какой они состояли группе, этаж, и начиналась маунин-хора - время отдыха и игры. Детей их отводили в просторные комнаты, напоминавшие чем-то залы ожидания на станциях надземки, где они могли рисовать цветными карандашами, слушать радио, вырывать страницы из постоянно пополняемого запаса иллюстрированных книг, драться за игрушки, когда взрослые переставали за ними следить, или же, если ребенок был, как говорилось, с осложнениями, просто наблюдать в окно, как проносятся по эстакаде одинаковые поезда или люди внизу, время от времени поглядывая вверх, прикрывая ладонями глаза от солнца, пересекают тесную неуютную улицу. Некоторых детей приходилось держать в отдельных комнатах - компания своих сверсников могла вызывать у них приступы паники или же они могли бояться радио, цветных карандашей, вида из окна. Ана никогда не занималась с воспитанниками видая-лаи во время маунин-хора - для этого у них работали специальные сотрудники, - однако кабинет ее располагался по соседству с такой комнатой отдыха, и она частенько слышала, чем занимались дети, и как их тщетно пытались угомонить другие воспитатели, которые наверняка мечтали о том, чтобы все эти неугомонные сорванцы перешли в третью, последнюю, группу, где уже никто не пытается разбить об пол выносливую модель вимана или же рисовать карандашами прямо на стене, а большую часть времени молчит, уставившись в одну точку.</text:p>
      <text:p text:style-name="P2">Во время маунин-хора проходила диваади-вач - утренняя беседа с воспитателями, по результатам которой новичков, впервые попавших в видая-лаю распредяляли по группам. Диваади-вач должна была продолжаться не более получаса. Некоторые воспитатели, хотя это и не поощрялось в видая-лае, и часто вовсе ограничивались лишь необременительным разговором на несколько минут, спрашивая у ребенка, чем он занимался вечером вчера, как собирается провести время перед <text:soft-page-break/>бхойя, успел ли он уже подружиться с другими детьми. Обычно один воспитатель одновременно занимался тремя или четырьмя детьми, поэтому диваачи-вач для всех начиналась и заканчивалась в разное время - как и другие беседы с воспитателями. Детей забирали из комнат отдыха в том порядке, который устанавливал сам воспитатель. Хотя воспитатели обычно старались понравиться ребенку, изображая из себя его великовозрастных и щедрых друзей - конфеты с ягодной начинкой, припасенные во время праата-рахны, игрушки взамен потерянных и сломанных, а то и отобранных другими детьми, - почти все как-то необъяснимо инстинктивно ненавидели встречи с ними, некоторые даже начинали плакать, если их пытались увести из комнаты отдыха в светлый и скучный кабинет, где записывалось каждое произнесенное слово.</text:p>
      <text:p text:style-name="P2">После маунин-хора детей вновь приводили на подземный этаж, и начиналась бхойя. Теперь уже был и сладкий суп, и мясные колбаски, и жаркое из искусственно выращенных овощей. </text:p>
      <text:p text:style-name="P2">Накормив детей, воспитатели отводили их на этажи, и наступала таават-хора - дети снова весилились в общих комнатах, донимая своими выходками воспитателей, ломая игрушки, вырывая страницы из книг. В некоторые дни - тут строгие распорядки разрешали легкое попустильство руководству - во время таавар-хора для некоторых детей, если те, как считалось, уже шли на поправку, не боялись радио или того, что могли по радио рассказать, устраивали коллективные прослушивания каких-нибудь передач, музыки, рассказов о строительстве станций в пустыне, о космических кораблях. Проводились такие мероприятия или в одной из комнат на первом этаже или даже в праата-рахне, где стоял огромный одноволновый радио-приемник, работающий от сети.</text:p>
      <text:p text:style-name="P2">Таават-хора было также временем ахар-вач - самой длительной и мучительной беседы за весь день, когда необходимо было хоть как-то разговорить даже самого молчаливого ребенка. В отличие от диваади-вач время на общение после бхойя никак не ограничивалось, и нередко Ане приходилось сидеть с ребенком, когда все его приятели уже начинали играть в соседней комнате, так как считалось, что очень важно в это время добиться хоть чего-то от своего воспитанника.</text:p>
      <text:p text:style-name="P2">Таават-хора длилась до самого вечера и, уже в сумерки, начиналась нактаб-хояна, во время которой детям снова, как и утром, предлагались лишь сладости и напитки.</text:p>
      <text:p text:style-name="P2">Потом, согласно распорядку, проводилась последняя за день беседа - <text:s/>акта-вач, - короткая и непринужденная, во время которой не нужно было добиваться чего-то от ребенка, если он был не расположен говорить. Тот период времени, когда дети поджидали своей очереди пойти к воспитателю в комнатах отдыха, не успевая зачастую даже поиграть, называли <text:soft-page-break/>пратипаал-хора. Под вечер воспитанника видая-лая успокаивались, в комнатах было меньше криков и гама, разбитых игрушек и разрисованных стен, никто уже не плакал, когда его пытались отвести к воспитателю, а во время самих разговоров даже молчаливые дети зачастую становились более словоохотливыми, как будто ранние сумерки необъяснимо склоняли их к откровенности, и Ана не раз выдавала записи последних бесед за дневные, чтобы в следующий раз не так мучать ребенка своими расспросами.</text:p>
      <text:p text:style-name="P2">По завершении акаа-вач большинство детей забирали из видая-лая родители, а тех детей, которые оставались в заведении на ночь - обычно из второй и третьей группы, - отводили сначала в комнаты отдыха, а затем, спустя час, в спальни, после чего во всем здании отключался свет, и Ана возвращалась домой.</text:p>
      <text:p text:style-name="P2">Разделение на три группы существовало в видая-лая уже много лет, хотя Сад как-то разоткровенничался, сказав, что раньше, еще когда заведение только открыли, никаких групп не было да и дети с такими серьезными осложнениями как в трилаве практически не попадались - а если и попадались, добавил он, их направляли в другие учреждения. Ану приняли на работу, когда воспитанников уже делили на группы. Ей тогда доверили работать с самой первой группой, в которую входили дети, лишь немногим отличавшиеся от своих обычных ровесников и обычно никогда не остававшиеся в заведении на несколько дней подряд. Многие из коллег Аны, пришедших примерно в одной с ней время, впоследствии стали работать со второй или даже с третьей группой, однако Ана так и осталась с первой - ей никогда не предлагали повышения, да и сама она не стремилась к этому.</text:p>
      <text:p text:style-name="P2">Первая группа называлась ади, и в нее попадали самые обычные дети, которые всего лишь боялись оставаться надолго одни, или же начинали паниковать и биться в истерике, когда шел редкий на Дёзе дождь, когда включалась противовоздушная тревога, пугавшая даже многих взрослых, когда в городе поднимался сильный пустынный ветер, приносивший из мертвых земель тучи песчаной пыли. Общение с такими детьми обычно не составляло для воспитателей никакого труда - им нужно было лишь определить причину страхов и попытаться изменить отношение ребенка к ветру или дождю, что, впрочем, как правило не удавалось. </text:p>
      <text:p text:style-name="P2">Вторая группа, парабхаава, состояла из детей, чьи страхи, по недосмотру ли родителей, а может, и по каким-то другим причинам, вроде утилитарного влияния среды или же калика-пуурва, особого опыта, пережитого ребенком, перерастали в странные неискоренимые мании, вроде отказа после сумерек выходить на улицу и даже просто смотреть в окно. Бывали и такие, кто не мог слушать радио и даже самый вид <text:soft-page-break/>приемника вводил их в ступор или же вызывал приступ как у помешанного, хотя ничего из происходившего с ребенком не могло, казалось бы, объяснить подобное. В остальное же время - когда шторы на окне задернуты, а радио предусмотрительно убрано со стола, - это были самые обычные дети, веселые и болтливые, стеснительные и пугливые, охотно болтавшие с воспитателем или не решавшиеся о чем-либо рассказать, даже о самой малости, вроде приснившегося сна или любимого цвета. Воспитатель должен был осторожно, чтобы еще больше не травмировать ребенка, попробовать исследовать ту самую калика-пуурва, попытаться найти первопричину, найти в бессвязном потоке детской болтовни или обидчивом капризном молчании следы того самого изначального переживания, пронизывающего ужаса, испытанного ребенком, из-за которого тот и оказался в парабхааве. В отличие от детей из ади, у которых страх, скажем, перед дождем никогда не переносился на что-либо другое - нельзя было говорить о дожде, просто упоминать дождь или пасмурное небо в разговоре, нельзя было смотреть в окно, если шел дождь или вспомнить о прогнозах по радио, но все остальные темы совсем не пугали ребенка, - у тех, кто попадал в парабхааву, зачастую самые безобидные вещи, как проигрыватель или даже выполненный в виде ртутной лампы микрофон, вызывали приступы необъяснимой паники, хотя и не были никак связаны с калика-пуурва. К примеру, ребенок увидел падение в городе метеорита, но стал после этого испытывать страх перед обычной посудой - стаканами для прохладительных напитков, суповыми чашками, тарелками из закаленного стекла.</text:p>
      <text:p text:style-name="P2">В третью группу под названием трилава попадали дети, у которых, как выражался Сад, были "проблемы с пониманием". В действительности же проблемы эти обнаруживались прежде всего у воспитателей, когда во время ежедневных бесед у них не получалось заставить ребенка произнести и единого слова или же они попросту не могли понять, что он говорит. Дети как будто теряли способность говорить на человеческом языке, они путали обычные слова и слова на гаали, подбирая подходящее слово по звучанию, а не по смыслу, как сумасшедшие, страдающие от нарушения речи. Но в иные дни - точно положение планет, сухость воздуха, скорость ветра необъяснимо влияли на их состояние - вели себя как совершенно здоровые дети, которые ничего не боялись, не испытывали каких-то там сокрушающих психику переживаний и хотели только вернуться поскорее домой. Вести записи разговоров с такими детьми было особенно важно, а затем прослушивать эти записи десятки раз подряд, пытаясь найти хотя бы отблески смысла в беспомощном бреду детей или же, напротив, отголоски недавнего бреда в их обычной обыденной речи, когда проходило помутнение, и к детям вновь возвращалась способность <text:soft-page-break/>говорить. Больше половины трилавы постоянно проживала в видая-лае, родители могли забирать своих отпрысков только на выходной, а то и вовсе не появляться месяцами. Задача воспитателей сводилось к тому, чтобы прежде всего понять, что говорит ребенок во время своих затмений, найти в его потоке сознания хоть какой-то смысл - без этого было даже непонятно, что же с ним произошло, виновата ли во всем пронизывающая <text:s/>калика-пуурва или же это врожденный порок реки, который необъяснимо проявляется лишь в некоторые дни.</text:p>
      <text:p text:style-name="P2">Ади, парабхаава и трилава были чем-то похожи на разные стадии одной и той же болезни. Все новые дети в видая-лае проходили непродолжительное собеседование с воспитателями, по результатам которого их зачисляли в ту или иную группу, но большинство всегда попадало в ади, откуда их уже могли перевести и в парабхааву, если обнаруживалось, что ребенок не так здоров, как покачалось вначале.</text:p>
      <text:p text:style-name="P2">Случалось и такое, что ребенок, попавший первоначально в ади, уже спустя несколько дней дней оказывался в трилаве, хотя подобное, как и обратный перевод, было все же исключением, и обычно списывалось на недостаточное старание воспитателя, проводившего первое собеседование.</text:p>
      <text:p text:style-name="P2">Ана обычно работала с детьми из ади, хотя, по традициям видая-лаи, если ребенка все же приходилось переводить в другую группу, то он обычно не передавался новому воспитателю, так как, по общепринятому мнению, это могло еще сильнее ухудшить его состояние. Поэтому в числе ежедневных посетителей Аны бывали дети из парабхаавы и Лита, которая числилась в трилаве.</text:p>
      <text:p text:style-name="P2"/>
      <text:p text:style-name="P3">4</text:p>
      <text:p text:style-name="P2"/>
      <text:p text:style-name="P2">Девочку в действительности звали Лития, но мать да и другие дети называли ее обычно Литой, хотя такое яркое солнечное имя не слишком соответствовало характеру девочки, которая была отрешенной и неразговорчивой и даже не слишком любила рисовать. В первые свои дни в видая-лае Лита была зачислена в ади. Воспитатель, проводивший с ней собеседование, даже сказал, что девочка не задержится у них надолго - наверняка у нее просто какие-то невысказанные проблемы в семье, ссоры или другие малозначительные бытовые трудности и, хотя Лита немного замкнута для своих девяти лет и тяжело идет на контакт с другими детьми и взрослыми, у нее наверняка нет никаких скрытых страхов, пережитой калика-пуурва или чего-то подобного. </text:p>
      <text:p text:style-name="P2">Таков был первоначальный диагноз.</text:p>
      <text:p text:style-name="P2">После спешного и незаметного приема Литы в число послушников видая-лаи, как шутила иногда Ила, воспитателя, который проводил с ней <text:soft-page-break/>первое собеседование, перевели по каким-то невразумительным причинам в другой институт, и девочка после непродолжительных переговоров на возглавляемом Садом заседании досталась Ане. </text:p>
      <text:p text:style-name="P2">Ане обычно старались не доверять сложных детей, так как, по мнению Сада, ей не хватало решительности и напора, как у других воспитателей, которые не боялись утомить или даже расстроить ребенка, однако Лита, согласно вступительному отзыву, не нуждалась в серьезной помощи, да и Ана на тот момент как раз закончила работать со своим ребенком, а других детей у нее не было.</text:p>
      <text:p text:style-name="P2">После первого воспитателя Литы остался лишь немногословный отчет, пятиминутная запись на магнитной пленкой, в которой он торопливо, точно зачитывая с листа, рассказывал о своих впечатлениях о новенькой.</text:p>
      <text:p text:style-name="P2">Перед тем, как познакомиться с девочкой, Ана несколько раз прослушала эту запись. Она все еще сидела в своем кабинете в тяжелых наушниках, склонившись над массивным металлическим магнитографом, даже когда дети внизу уже заканчивали пить сладкие напитки, и скоро в коридорах должна была зазвучать незатейливая музыка, оповещающая всех о конце праата-рахны.</text:p>
      <text:p text:style-name="P2">- Может быть, девочке даже и не требуется помощь, - говорил приглушенный мужской голос, который странно резонировал, точно запись шла на испорченную пленку, хотя вся аппаратура в видая-лае регулярно проходила технический контроль. - Как можно заключить из первой встречи, ей снятся какие-то сны, даже не совсем кошмары, но сны эти, видимо, беспокоят девочку, и последнее время мать стала замечать перемены в ее поведении.</text:p>
      <text:p text:style-name="P2">Ана пыталась вначале делать какие-то заметки, но потом скомкала лист и бросил его в ящик стола. Видимо, может быть, возможно. Ее предственник ни в чем не был уверен.</text:p>
      <text:p text:style-name="P2">- Девочка не слишком разговорчива, - продолжал скучающий мужской голос. - Возможно, у нее есть проблемы при общении со сверсниками. В первую встречу не удалось узнать больше о ее снах. Я думаю, что при дальнейших беседах...</text:p>
      <text:p text:style-name="P2">Когда Литу завели в кабинет, Ана все еще сидела в наушниках и, вздрогнув от неожиданности, поспешно отключила магнитограф, <text:s/>испугавшись, что девочка каким-то образом может услышать запись. Лита стояла у дверей, беспокойно поглядывая по сторонам.</text:p>
      <text:p text:style-name="P2">- Здравствуй, - сказала Ана. - Я... - и тут поняла, что она все еще сидит в наушниках.</text:p>
      <text:p text:style-name="P2">Лита сразу показалась Ане немного странной. Она даже подумала, что никогда бы не порекомендовала включить эту девочку в ади - разве что, <text:soft-page-break/>если б ей не хотелось вникать в ее детские проблемы, а через пару дней ее ждал бы желанный перевод.</text:p>
      <text:p text:style-name="P2">Лита была худощавой и необычно высокой для своих лет, с бледным осунувшимся лицом, какое бывает у людей, страдающих бессоницей. В первую их встречу она никак не хотела рассказывать о своих снах, несколько раз спрашивала, когда приедет ее мать, словно забывая о том, что несколько минут назад уже говорила об этой с Аной, а уже под самый конец их встречи подошла к широкому окну и выглянула в него, изгибаясь через подоконник, пытаясь рассмотреть небо, скрытое остроконечными крышами высоких домов.</text:p>
      <text:p text:style-name="P2">- А можно открыть окно, сугуру? - спросила Лита. - Совсем на чуть-чуть? Нану!</text:p>
      <text:p text:style-name="P2">- Нет, - сказала Ана. - Извини, нельзя. И можешь называть меня просто...</text:p>
      <text:p text:style-name="P2">Но девочка уже отошла от окна, тут же потеряв к нему интерес.</text:p>
      <text:p text:style-name="P2">- А я вчера видела дождь, - сказала она, прохаживаясь по комнате и недовольно поглядывая на массивный микрофон, покачивавшийся на шатком столе Аны.</text:p>
      <text:p text:style-name="P2">- Ты имеешь в виду, что тебе снился дождь? </text:p>
      <text:p text:style-name="P2">Лита остановилась и как-то напряженно посмотрела на Ану. Еще только приближался полдень, вытянутые прямоугольники света тянулись по серой штукатурке, распадаясь на причудливые геометрические фигуры, соскальзывая с острых углов стен. Лита стояла в луче света, и Ана только сейчас заметила, какие у нее болезненные тени под глазами.</text:p>
      <text:p text:style-name="P2">- Нет, - сказала девочка. - Мне никогда не снятся сны.</text:p>
      <text:p text:style-name="P2">Ана невольно посмотрела на магнитограф. Она захотела встать из-за стола и подойти к Лите, но девочка испуганно взглянула на нее и даже попятилась к стене. Ана случайно задела рукой стол, микрофон покачнулся и чуть не повалился на пол.</text:p>
      <text:p text:style-name="P2">- Но как же... - начала Ана, - как же ты видела дождь?</text:p>
      <text:p text:style-name="P5">- Как все, сугуру, - ответила Лита. - В окно.</text:p>
      <text:p text:style-name="P5">- Но ведь вчера не было дождя. Скажи, - Ана улыбнулась, - а ты уверена, что тебе это все же не приснилось?</text:p>
      <text:p text:style-name="P5">- Нет, - упорно повторила девочка. - Мне никогда не снятся сны.</text:p>
      <text:p text:style-name="P5">После того, как закончилось отведенное время для диваади-вач, Ана сама отвела Литу в соседнюю комнату, где девочку уже ждал другой воспитатель.</text:p>
      <text:p text:style-name="P5">- Очень скоро мы продолжим наш разговор, - сказала Ана, опускаясь перед девочкой на колени. - Ты ведь не против? Я расскажу тебе, как тоже видела когда-то дождь. В очень необычном месте.</text:p>
      <text:p text:style-name="P5">Ана хотел взять Литу за плечо, но та отшатнулась от нее и снова как-<text:soft-page-break/>то испуганно посмотрела на Ану.</text:p>
      <text:p text:style-name="P5">- До скорого, - сказала Ана, поднимаясь.</text:p>
      <text:p text:style-name="P5">- Ну здравствуй! Здесь тебе будет уж точно весело, - сказал другой воспитатель Лите, когда Ана уже выходила в коридор.</text:p>
      <text:p text:style-name="P5">Вернувшись в кабинет, Ана поспешно села за стол, опять чуть не столкнув высокий микрофон на пол, и стала перематывать запись разговора с Литой. Лентопротяжный механизм магнитографа тонко поскрипывал. Нужно было сообщить об этом в технический отдел, но Ана постоянно забывала.</text:p>
      <text:p text:style-name="P5">Когда металлические диски магнитографа, вздрогнув, замерли, отмотав пленку на начало, Ана какое-то время даже не решалась одеть наушники, проводя пальцами по угловатым кнопкам проигрывателя. Ей почему-то казалось, что на пленке ничего не сохранилось - ни голоса девочки, ни ее собственных осторожных вопросов, ни дождя, ни сугуру, ни просьбы открыть окно, - как будто те же непонятные страшные силы, солнечное излучение или что-то еще, из-за которах голос ее предшественника на доставшейся ей вместе с девочкой записью отливал металлом как машинальные объявления на станциях размагнитили пленку. Однако запись была в порядке.</text:p>
      <text:p text:style-name="P5">- Здравствуй, - сказала Ана на пленке. - Я... Меня зовут Ана. Мы с тобой будем часто встречаться в ближайшее время.</text:p>
      <text:p text:style-name="P5">Девочка молчала и, слушая запись, можно было подумать, что Ана разговаривает с пустотой.</text:p>
      <text:p text:style-name="P5">Закончив, Ана снова достала из стола диски с отчетом о первой беседе с Литой, на основе которой ее решили зачислить в ади, думая, даже надеясь, что могла что-нибудь рассеянно пропустить, не обратить внимание на какой-нибудь торопливый испорченный помехами комментарий, какое-нибудь может-быть или возможно, из-за которых полностью перевернется все ее представление о Лите.</text:p>
      <text:p text:style-name="P5">- Скорее всего девочка достаточно будет провести здесь лишь несколько дней, - говорил ее предшественник. - В первый день день нужно будет обязательно заставить ее рассказать о том, что ее беспокоит. В противном случае она может...</text:p>
      <text:p text:style-name="P5">Ана все еще сидела в наушниках, когда магнитограф с отрывистым щелчком замер, а диски остановились - в конце было несколько минут тишины, отчет закончился раньше, чем лента, но Ана все равно продолжала слушать запись даже после того, как голос произнес дежурные дату, время и "конец". </text:p>
      <text:p text:style-name="P5">Был полдень, и в комнате становилось душно. Ана невольно открыла ящик стола и посмотрела на свою респираторную маску, которую никогда, ни в каком случае не должны были увидеть приходящие к ней дети. </text:p>
      <text:p text:style-name="P5"><text:soft-page-break/>Ана подумала, что ее предшественник ни разу не назвал Литу по имени во время своего отчета. Помнил ли он вообще, о какой девочке говорит?</text:p>
      <text:p text:style-name="P5">Ана посмотрела на круглые настенные часы. В отличие от своих коллег под началом Аны не было других детей, и у нее оставалось еще несколько часов до ахар-вач, когда необходимо было, как настаивал металлический голос, обязательно склонить Литу к откровенности.</text:p>
      <text:p text:style-name="P5">Ана хотела сначала посоветоваться с Илой, но потом, решив, что та еще скорее всего занята со своими детьми, поднялась на третий, последний этаж видая-лаи, где располагался кабинет директора.</text:p>
      <text:p text:style-name="P5">Сад был невысоким и полным мужчиной с редкими сальными волосами и красным, все время потеющим лицом, хотя в его кабинете на третьем этаже - там, где легкий сумрак коридоров и тишина в детских иногда иногда нарушались истошными криками - всегда было прохладно из-за работающих на полную мощность очистителей воздуха. Сад постоянно носил с собой платок, большой и мятый, который любил комкать в руках.</text:p>
      <text:p text:style-name="P5">Ана всегда считала, что он относится к ней с каким-то доброжелательным снисхождением, из-за чего никогда не поручал ей сложных детей, и она частенько оставалась всего лишь с одним или двумя воспитанниками, тогда как другие ее коллеги жаловались на то, что им даже не хватает времени, чтобы перекусить в середине дня.</text:p>
      <text:p text:style-name="P5">- Ну и как твоя новая подопечная? - спросил Сад, показывая Ане на одно из кресел у стены. Кресла стояли так, что сидящий в них смотрел бы на широкоформатную фотографию на стене - с какой-то смазанной испорченной цветовой гаммой, - изображающей видая-лая во время багрового пыльного рассвета или заката.</text:p>
      <text:p text:style-name="P5">- Я как раз хотела об этом поговорить, - сказала Ана. - Мне кажется, что у девочки в действительности... чуть более серьезные проблемы, чем вначале предполагалось.</text:p>
      <text:p text:style-name="P5">Она села в кресло. Сад утомленно вздохнул, протер платком лицо и стал расхаживать перед ней по комнате.</text:p>
      <text:p text:style-name="P5">- Проблемы, да... - медленно проговорил он, как будто думал о чем-то другом. - Как и у всех. Я и сам в действительности обратил внимание на эту девочку. Она немного непохожа на детей, которым требуется всего лишь несколько дней у нас. Но в конце концов это может быть твой шанс.</text:p>
      <text:p text:style-name="P5">- Да, но мне кажется, что Макаранда ошибся. В его отчете говорится, что ей снились кошмары. Но Лита сказала, что ей никогда не снятся сны. И вообще она ведет себя довольно странно... для ади.</text:p>
      <text:p text:style-name="P5">Сад остановился перед Аной, как-то натянуто улыбаясь, поджимая свои тонкие бледные губы.</text:p>
      <text:p text:style-name="P5"><text:soft-page-break/>- Я хотела посоветоваться, - сказала Ана.</text:p>
      <text:p text:style-name="P5">- Я рад, что ты пришла, - сказал Сад. - И вполне может быть, что Мак ошибся. Все-таки это был его последний отчет. Но я думаю все же стоит дать девочке шанс, прежде чем переводить ее в парабхаава. Возможно, все не так уж и страшно как тебе показалось. А если мы переведем ее в первый же день... - Сад снова протер лоб скомканным платком, - представь, как это расстроит ее мать?</text:p>
      <text:p text:style-name="P5">Ана встала.</text:p>
      <text:p text:style-name="P5">- Хорошо, - сказала она. - Я попробую, - хотя и не слишком понимала, что ей следует сделать.</text:p>
      <text:p text:style-name="P5">Сад как будто заметил ее нерешительность.</text:p>
      <text:p text:style-name="P5">- Скоро уже начнется ахар-вач, - сказал он. - Лития твоя единственная воспитанница, ты можешь уделять ей куда больше времени, чем это могут позволить себе остальные. Воспользуйся этим. Попробуй, - Сад заговорил тише, - быть более напористой. Нужно заставить Литию рассказать о своих снах. Например, ты можешь ей сказать, что у тех, кто скрывает, что им приснился кошмар... бывает потом...</text:p>
      <text:p text:style-name="P5">Сад снова полез в карман за платком, так и не придумав, что должна сказать своей воспитаннице Ане.</text:p>
      <text:p text:style-name="P5">- Хорошо, - согласилась Ана. - Я попробую. Спасибо.</text:p>
      <text:p text:style-name="P5">Сад кивнул головой.</text:p>
      <text:p text:style-name="P5">- Поверь, - сказал он, - если бы у меня были сомнения, что ты справишься, я бы никогда не дал тебе эту девочку.</text:p>
      <text:p text:style-name="P5">Ана вернулась к себе. До ахар-вач оставался ровно час.</text:p>
      <text:p text:style-name="P2"/>
      <text:p text:style-name="P3">5</text:p>
      <text:p text:style-name="P3"/>
      <text:p text:style-name="P2">- Хорошо, тогда давай я расскажу, чем занималась я... - сказала Ана.</text:p>
      <text:p text:style-name="P2">Она поднялась и отвернулась от Литы, чтобы та не видела ее глаза. Девочка стала постукивать ногой по ножке стола. Ана подошла к шкафу у двери, в котором лежали игрушки, цветные карандаши, книги, делая вид, будто бы ищет что-то. Лита перестала стучать ногой.</text:p>
      <text:p text:style-name="P2">Наконец Ана достала альбом для рисования и вернулась к девочке.</text:p>
      <text:p text:style-name="P2">- Я весь день ездила по городу, смотрела на праздничные иллюминации, - сказала Ана. - Было так красиво.</text:p>
      <text:p text:style-name="P2">- Праздник не огни, - замотала головой девочка.</text:p>
      <text:p text:style-name="P2">- Нет, нет, смотри, - улыбнулась Ана. </text:p>
      <text:p text:style-name="P2">Она развернула альбом на столе перед Литой и встав на колени, изогнувшись в неудобной позе, стала спешно чертить темно-синим исписанным карандашем. Лита внимательно следила за движениями ее руки.</text:p>
      <text:p text:style-name="P2"><text:soft-page-break/>- Не огни... - повторила Лита.</text:p>
      <text:p text:style-name="P2">Ана и сама не понимала, что она рисует. У нее получилась улица, узкая, резко уходящая вниз, в которой не было ничего праздничного, и она решила изобразить развесистые гирлянды, протянутые между домами, хотя и не видела вчера ничего подобного.</text:p>
      <text:p text:style-name="P2">- Что это, сугуру? - неожиданно спросила Лита.</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49H04M29S</meta:editing-duration>
    <meta:editing-cycles>344</meta:editing-cycles>
    <meta:generator>OpenOffice.org/3.1$Win32 OpenOffice.org_project/310m11$Build-9399</meta:generator>
    <dc:date>2010-02-04T13:57:24.65</dc:date>
    <dc:creator>Василий Воронков</dc:creator>
    <meta:document-statistic meta:table-count="0" meta:image-count="0" meta:object-count="0" meta:page-count="14" meta:paragraph-count="119" meta:word-count="4852" meta:character-count="31724"/>
    <meta:user-defined meta:name="Info 1"/>
    <meta:user-defined meta:name="Info 2"/>
    <meta:user-defined meta:name="Info 3"/>
    <meta:user-defined meta:name="Info 4"/>
  </office:meta>
</office:document-meta>
</file>